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cNamespaceUtils.registerCorsConfigurations( @ Nullable Map &lt; String , CorsConfiguration &gt; corsConfigurations , ParserContext context , @ Nullable Object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vcNamespaceUtils.registerViewNameTranslato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vcNamespaceUtils.registerLocaleResolv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NamespaceUtils.registerThemeResolv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NamespaceUtils.registerHandlerMappingIntrospecto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vcNamespaceUtils.registerUrlPathHelper( @ Nullable RuntimeBeanReference urlPathHelperRef , ParserContext context , @ Nullable Object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vcNamespaceUtils.registerBeanNameUrlHandlerMapping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vcNamespaceUtils.registerDefaultComponents( ParserContext context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vcNamespaceUtils.containsBeanInHierarchy( ParserContext context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NamespaceUtils.registerHttpRequestHandlerAdapt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NamespaceUtils.registerFlashMapManag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NamespaceUtils.registerPathMatcher( @ Nullable RuntimeBeanReference pathMatcherRef , ParserContext context , @ Nullable Object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vcNamespaceUtils.registerSimpleControllerHandlerAdapt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NamespaceUtils.getContentNegotiationManager(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